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4.625cm"/>
    </style:style>
    <style:style style:name="Tabla1.B" style:family="table-column">
      <style:table-column-properties style:column-width="12.37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rear una <text:span text:style-name="Strong_20_Emphasis">implantación propia de blockchain</text:span> para tu startup (<text:span text:style-name="Emphasis">ContentShield AI</text:span>) puede ser una gran estrategia para ofrecer trazabilidad, prueba de autoría y soberanía sobre los datos. Aquí te detallo cómo sería el sistema desde un punto de vista <text:span text:style-name="Strong_20_Emphasis">arquitectónico, técnico y funcional</text:span>, con el foco en registrar contenido como <text:span text:style-name="Strong_20_Emphasis">prueba de autoría y protección legal</text:span>.</text:p>
      <text:p text:style-name="Horizontal_20_Line"/>
      <text:h text:style-name="Heading_20_2" text:outline-level="2">🧠 <text:span text:style-name="Strong_20_Emphasis">PROPÓSITO</text:span></text:h>
      <text:p text:style-name="Text_20_body">Registrar de forma inmutable el <text:span text:style-name="Strong_20_Emphasis">hash del contenido original</text:span> publicado en una web o documento digital, para:</text:p>
      <text:list text:style-name="L1">
        <text:list-item>
          <text:p text:style-name="P1">Acreditar la autoría original</text:p>
        </text:list-item>
        <text:list-item>
          <text:p text:style-name="P1">Demostrar precedencia temporal</text:p>
        </text:list-item>
        <text:list-item>
          <text:p text:style-name="P1">Servir como evidencia en disputas con modelos IA u otros plagios</text:p>
        </text:list-item>
      </text:list>
      <text:p text:style-name="Horizontal_20_Line"/>
      <text:h text:style-name="Heading_20_2" text:outline-level="2">🏗️ <text:span text:style-name="Strong_20_Emphasis">1. Arquitectura General de la Blockchain Propia (ContentChain)</text:span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omponente</text:p>
            </table:table-cell>
            <table:table-cell table:style-name="Tabla1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Nodo principal (API Layer)</text:span></text:p>
          </table:table-cell>
          <table:table-cell table:style-name="Tabla1.A1" office:value-type="string">
            <text:p text:style-name="Table_20_Contents">Recibe el contenido, genera el hash, firma y lo envía a la re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ódulo de hashing</text:span></text:p>
          </table:table-cell>
          <table:table-cell table:style-name="Tabla1.A1" office:value-type="string">
            <text:p text:style-name="Table_20_Contents">Crea un SHA-256 del contenido o del DOM HTML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Módulo de metadatos</text:span></text:p>
          </table:table-cell>
          <table:table-cell table:style-name="Tabla1.A1" office:value-type="string">
            <text:p text:style-name="Table_20_Contents">Incluye URI, timestamp, autor, fingerprint ID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Capa de consenso (PoA)</text:span></text:p>
          </table:table-cell>
          <table:table-cell table:style-name="Tabla1.A1" office:value-type="string">
            <text:p text:style-name="Table_20_Contents">Algoritmo Proof of Authority (eficiente, controlado) para validar bloque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Red P2P de nodos validadores</text:span></text:p>
          </table:table-cell>
          <table:table-cell table:style-name="Tabla1.A1" office:value-type="string">
            <text:p text:style-name="Table_20_Contents">Nodos mantenidos por ContentShield o socios verificados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Explorer web</text:span></text:p>
          </table:table-cell>
          <table:table-cell table:style-name="Tabla1.A1" office:value-type="string">
            <text:p text:style-name="Table_20_Contents">Para consultar registros públicamente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Wallet de identidad</text:span></text:p>
          </table:table-cell>
          <table:table-cell table:style-name="Tabla1.A1" office:value-type="string">
            <text:p text:style-name="Table_20_Contents">Autenticación de usuarios que registran contenido (puede ser custodiada o con clave privada ligera)</text:p>
          </table:table-cell>
        </table:table-row>
      </table:table>
      <text:p text:style-name="Horizontal_20_Line"/>
      <text:h text:style-name="Heading_20_2" text:outline-level="2">⚙️ <text:span text:style-name="Strong_20_Emphasis">2. Flujo de Registro del Contenido</text:span></text:h>
      <text:list text:style-name="L2">
        <text:list-item>
          <text:p text:style-name="P2"><text:span text:style-name="Strong_20_Emphasis">El usuario publica contenido</text:span> en su web, blog o plataforma.</text:p>
        </text:list-item>
        <text:list-item>
          <text:p text:style-name="P2"><text:span text:style-name="Strong_20_Emphasis">Plugin o API lo detecta automáticamente</text:span> y extrae:</text:p>
          <text:list>
            <text:list-item>
              <text:p text:style-name="P2">Contenido en texto plano</text:p>
            </text:list-item>
            <text:list-item>
              <text:p text:style-name="P2">Metadatos (título, autor, URL, fecha)</text:p>
            </text:list-item>
          </text:list>
        </text:list-item>
        <text:list-item>
          <text:p text:style-name="P2">El sistema:</text:p>
          <text:list>
            <text:list-item>
              <text:p text:style-name="P2"><text:span text:style-name="Strong_20_Emphasis">Genera un hash criptográfico</text:span> (ej. SHA-256)</text:p>
            </text:list-item>
            <text:list-item>
              <text:p text:style-name="P2">Añade metadatos y firma del usuario</text:p>
            </text:list-item>
            <text:list-item>
              <text:p text:style-name="P2"><text:soft-page-break/><text:span text:style-name="Strong_20_Emphasis">Envía a la blockchain</text:span></text:p>
            </text:list-item>
          </text:list>
        </text:list-item>
        <text:list-item>
          <text:p text:style-name="P2">El nodo empaqueta ese registro en un bloque y lo añade tras consenso</text:p>
        </text:list-item>
        <text:list-item>
          <text:p text:style-name="P2">Se genera un <text:span text:style-name="Strong_20_Emphasis">ID de transacción + URL pública</text:span> con el certificado</text:p>
        </text:list-item>
        <text:list-item>
          <text:p text:style-name="P2">El usuario puede <text:span text:style-name="Strong_20_Emphasis">incrustar en su web un “sello de autoría protegida”</text:span> con QR, badge o botón de verificación</text:p>
        </text:list-item>
      </text:list>
      <text:p text:style-name="Horizontal_20_Line"/>
      <text:h text:style-name="Heading_20_2" text:outline-level="2">💡 <text:span text:style-name="Strong_20_Emphasis">Ejemplo de Transacción JSON (on-chain)</text:span></text:h>
      <text:p text:style-name="Preformatted_20_Text"><text:span text:style-name="Source_20_Text">{</text:span></text:p>
      <text:p text:style-name="Preformatted_20_Text"><text:span text:style-name="Source_20_Text"><text:s text:c="2"/>"timestamp": "2025-05-27T11:45:23Z",</text:span></text:p>
      <text:p text:style-name="Preformatted_20_Text"><text:span text:style-name="Source_20_Text"><text:s text:c="2"/>"url": "https://miweb.com/post/como-bloquear-la-ia",</text:span></text:p>
      <text:p text:style-name="Preformatted_20_Text"><text:span text:style-name="Source_20_Text"><text:s text:c="2"/>"content_hash": "8f1d24c6b1a354f0a39c5b9f...",</text:span></text:p>
      <text:p text:style-name="Preformatted_20_Text"><text:span text:style-name="Source_20_Text"><text:s text:c="2"/>"author_id": "user_3472",</text:span></text:p>
      <text:p text:style-name="Preformatted_20_Text"><text:span text:style-name="Source_20_Text"><text:s text:c="2"/>"fingerprint_id": "fp_abc23xyz",</text:span></text:p>
      <text:p text:style-name="Preformatted_20_Text"><text:span text:style-name="Source_20_Text"><text:s text:c="2"/>"signature": "0xA5B3...9C8E",</text:span></text:p>
      <text:p text:style-name="Preformatted_20_Text"><text:span text:style-name="Source_20_Text"><text:s text:c="2"/>"version": "1.0"</text:span></text:p>
      <text:p text:style-name="P3"><text:span text:style-name="Source_20_Text">}</text:span></text:p>
      <text:p text:style-name="Horizontal_20_Line"/>
      <text:h text:style-name="Heading_20_2" text:outline-level="2">🔐 <text:span text:style-name="Strong_20_Emphasis">3. Consideraciones Técnicas</text:span></text:h>
      <text:h text:style-name="Heading_20_3" text:outline-level="3">✅ Tipo de blockchain:</text:h>
      <text:list text:style-name="L3">
        <text:list-item>
          <text:p text:style-name="P4"><text:span text:style-name="Strong_20_Emphasis">Permissioned blockchain</text:span> (autorizada)</text:p>
        </text:list-item>
        <text:list-item>
          <text:p text:style-name="P4">Algoritmo de consenso: <text:span text:style-name="Strong_20_Emphasis">Proof of Authority (PoA)</text:span></text:p>
        </text:list-item>
        <text:list-item>
          <text:p text:style-name="P4">Basada en frameworks como:</text:p>
          <text:list>
            <text:list-item>
              <text:p text:style-name="P4"><text:span text:style-name="Strong_20_Emphasis">Hyperledger Besu</text:span></text:p>
            </text:list-item>
            <text:list-item>
              <text:p text:style-name="P4"><text:span text:style-name="Strong_20_Emphasis">Tendermint (Cosmos SDK)</text:span></text:p>
            </text:list-item>
            <text:list-item>
              <text:p text:style-name="P4"><text:span text:style-name="Strong_20_Emphasis">Substrate (Polkadot-lite)</text:span></text:p>
            </text:list-item>
            <text:list-item>
              <text:p text:style-name="P4">Alternativa: sidechain con Ethereum + zkProofs ligeros</text:p>
            </text:list-item>
          </text:list>
        </text:list-item>
      </text:list>
      <text:h text:style-name="Heading_20_3" text:outline-level="3">✅ Requisitos:</text:h>
      <text:list text:style-name="L4">
        <text:list-item>
          <text:p text:style-name="P5">Alta eficiencia (no requiere minería)</text:p>
        </text:list-item>
        <text:list-item>
          <text:p text:style-name="P5">Coste de operación bajo</text:p>
        </text:list-item>
        <text:list-item>
          <text:p text:style-name="P5">Soporte para APIs REST o GraphQL</text:p>
        </text:list-item>
        <text:list-item>
          <text:p text:style-name="P5">Posibilidad de interoperar (ej. exportar pruebas en OpenTimestamps, Ethereum)</text:p>
        </text:list-item>
      </text:list>
      <text:p text:style-name="Horizontal_20_Line"/>
      <text:h text:style-name="Heading_20_2" text:outline-level="2">📄 <text:span text:style-name="Strong_20_Emphasis">4. Certificado digital generado (off-chain visual)</text:span></text:h>
      <text:p text:style-name="Text_20_body">El sistema generará un PDF o página de verificación con:</text:p>
      <text:list text:style-name="L5">
        <text:list-item>
          <text:p text:style-name="P6"><text:soft-page-break/>Hash y metadatos</text:p>
        </text:list-item>
        <text:list-item>
          <text:p text:style-name="P6">QR escaneable para verificar en la blockchain</text:p>
        </text:list-item>
        <text:list-item>
          <text:p text:style-name="P6">Marca de tiempo verificable</text:p>
        </text:list-item>
        <text:list-item>
          <text:p text:style-name="P6">Identificador del autor</text:p>
        </text:list-item>
      </text:list>
      <text:p text:style-name="Horizontal_20_Line"/>
      <text:h text:style-name="Heading_20_2" text:outline-level="2">🔗 <text:span text:style-name="Strong_20_Emphasis">5. Futuras funcionalidades</text:span></text:h>
      <text:list text:style-name="L6">
        <text:list-item>
          <text:p text:style-name="P7">Validación cruzada con IA (ej. detectar si un LLM ha generado contenido parecido)</text:p>
        </text:list-item>
        <text:list-item>
          <text:p text:style-name="P7">Verificador público tipo “Copyscape on Blockchain”</text:p>
        </text:list-item>
        <text:list-item>
          <text:p text:style-name="P7">NFT opcional de registro (en marketplaces o identidad creativa)</text:p>
        </text:list-item>
        <text:list-item>
          <text:p text:style-name="P7">API para abogados o entidades de derechos</text:p>
        </text:list-item>
      </text:list>
      <text:p text:style-name="Horizontal_20_Line"/>
      <text:h text:style-name="Heading_20_2" text:outline-level="2">🛠️ <text:span text:style-name="Strong_20_Emphasis">6. MVP mínimo para testeo</text:span></text:h>
      <text:p text:style-name="Text_20_body">Para la versión inicial (testnet):</text:p>
      <text:list text:style-name="L7">
        <text:list-item>
          <text:p text:style-name="P8">Nodo en Hyperledger Besu o Tendermint</text:p>
        </text:list-item>
        <text:list-item>
          <text:p text:style-name="P8">API en Node.js que registre hash y metadatos</text:p>
        </text:list-item>
        <text:list-item>
          <text:p text:style-name="P8">Plugin WordPress que registre contenido al guardar/publicar</text:p>
        </text:list-item>
        <text:list-item>
          <text:p text:style-name="P8">Certificado JSON + PDF descargable</text:p>
        </text:list-item>
        <text:list-item>
          <text:p text:style-name="P8">Explorador simple tipo block explorer</text:p>
        </text:list-item>
      </text:list>
      <text:p text:style-name="Horizontal_20_Line"/>
      <text:h text:style-name="Heading_20_2" text:outline-level="2">🌍 <text:span text:style-name="Strong_20_Emphasis">Beneficios clave</text:span></text:h>
      <text:p text:style-name="Text_20_body">✅ Independencia tecnológica<text:line-break/>✅ Control del dato y de la cadena<text:line-break/>✅ Trazabilidad inmutable<text:line-break/>✅ Argumento legal reforzado<text:line-break/>✅ Integración sencilla en WordPress o cualquier CMS</text:p>
      <text:p text:style-name="Horizontal_20_Line"/>
      <text:p text:style-name="Text_20_body">¿Quieres que convierta esto en un diagrama visual (arquitectura de bloques), o te gustaría que prepare el diseño del JSON para tu API y la estructura de nodos? También puedo ayudarte a prototipar la <text:span text:style-name="Strong_20_Emphasis">testnet</text:span> o crear el whitepaper técnico de esta blockchain.</text:p>
      <text:p text:style-name="Standard"/>
      <text:p text:style-name="Text_20_body">Perfecto. Vamos a <text:span text:style-name="Strong_20_Emphasis">prototipar</text:span> los dos elementos clave que necesitas:</text:p>
      <text:p text:style-name="Horizontal_20_Line"/>
      <text:h text:style-name="Heading_20_2" text:outline-level="2"><text:soft-page-break/>✅ <text:span text:style-name="Strong_20_Emphasis">Parte 1: Testnet de tu Blockchain para registro de contenido</text:span></text:h>
      <text:h text:style-name="Heading_20_3" text:outline-level="3">🎯 Objetivo</text:h>
      <text:p text:style-name="Text_20_body">Tener una <text:span text:style-name="Strong_20_Emphasis">red de prueba</text:span> (testnet) funcional donde podamos registrar:</text:p>
      <text:list text:style-name="L8">
        <text:list-item>
          <text:p text:style-name="P9">El hash del contenido</text:p>
        </text:list-item>
        <text:list-item>
          <text:p text:style-name="P9">Los metadatos de publicación</text:p>
        </text:list-item>
        <text:list-item>
          <text:p text:style-name="P9">Un identificador único de autor/autenticación</text:p>
        </text:list-item>
      </text:list>
      <text:p text:style-name="Horizontal_20_Line"/>
      <text:h text:style-name="Heading_20_3" text:outline-level="3">🔧 Elección de tecnología</text:h>
      <text:p text:style-name="Text_20_body">Para una testnet rápida, segura y permissioned, usamos:</text:p>
      <text:h text:style-name="Heading_20_4" text:outline-level="4">⚙️ <text:span text:style-name="Strong_20_Emphasis">Hyperledger Besu</text:span></text:h>
      <text:list text:style-name="L9">
        <text:list-item>
          <text:p text:style-name="P10">Blockchain Ethereum-compatible</text:p>
        </text:list-item>
        <text:list-item>
          <text:p text:style-name="P10">Soporta <text:span text:style-name="Strong_20_Emphasis">Proof of Authority (PoA)</text:span></text:p>
        </text:list-item>
        <text:list-item>
          <text:p text:style-name="P10">APIs JSON-RPC, compatible con herramientas estándar</text:p>
        </text:list-item>
        <text:list-item>
          <text:p text:style-name="P10">Se puede correr localmente o en servidores cloud</text:p>
        </text:list-item>
      </text:list>
      <text:p text:style-name="Horizontal_20_Line"/>
      <text:h text:style-name="Heading_20_3" text:outline-level="3">🧪 Testnet básica (1 nodo validado)</text:h>
      <text:p text:style-name="Preformatted_20_Text"><text:span text:style-name="Source_20_Text"># Paso 1: Clonar Hyperledger Besu</text:span></text:p>
      <text:p text:style-name="Preformatted_20_Text"><text:span text:style-name="Source_20_Text">git clone https://github.com/hyperledger/besu.git</text:span></text:p>
      <text:p text:style-name="Preformatted_20_Text"><text:span text:style-name="Source_20_Text">cd besu</text:span></text:p>
      <text:p text:style-name="Preformatted_20_Text"/>
      <text:p text:style-name="Preformatted_20_Text"><text:span text:style-name="Source_20_Text"># Paso 2: Crear el archivo de génesis con PoA</text:span></text:p>
      <text:p text:style-name="P3"><text:span text:style-name="Source_20_Text">touch genesis.json</text:span></text:p>
      <text:h text:style-name="Heading_20_4" text:outline-level="4">Ejemplo <text:span text:style-name="Source_20_Text">genesis.json</text:span>:</text:h>
      <text:p text:style-name="Preformatted_20_Text"><text:span text:style-name="Source_20_Text">{</text:span></text:p>
      <text:p text:style-name="Preformatted_20_Text"><text:span text:style-name="Source_20_Text"><text:s text:c="2"/>"config": {</text:span></text:p>
      <text:p text:style-name="Preformatted_20_Text"><text:span text:style-name="Source_20_Text"><text:s text:c="4"/>"chainId": 1337,</text:span></text:p>
      <text:p text:style-name="Preformatted_20_Text"><text:span text:style-name="Source_20_Text"><text:s text:c="4"/>"clique": {</text:span></text:p>
      <text:p text:style-name="Preformatted_20_Text"><text:span text:style-name="Source_20_Text"><text:s text:c="6"/>"period": 5,</text:span></text:p>
      <text:p text:style-name="Preformatted_20_Text"><text:span text:style-name="Source_20_Text"><text:s text:c="6"/>"epoch": 30000</text:span></text:p>
      <text:p text:style-name="Preformatted_20_Text"><text:span text:style-name="Source_20_Text"><text:s text:c="4"/>},</text:span></text:p>
      <text:p text:style-name="Preformatted_20_Text"><text:span text:style-name="Source_20_Text"><text:s text:c="4"/>"eip155Block": 0,</text:span></text:p>
      <text:p text:style-name="Preformatted_20_Text"><text:span text:style-name="Source_20_Text"><text:s text:c="4"/>"eip158Block": 0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alloc": {},</text:span></text:p>
      <text:p text:style-name="Preformatted_20_Text"><text:span text:style-name="Source_20_Text"><text:s text:c="2"/>"coinbase": "0x0000000000000000000000000000000000000000",</text:span></text:p>
      <text:p text:style-name="Preformatted_20_Text"><text:span text:style-name="Source_20_Text"><text:s text:c="2"/>"difficulty": "1",</text:span></text:p>
      <text:p text:style-name="Preformatted_20_Text"><text:span text:style-name="Source_20_Text"><text:s text:c="2"/>"gasLimit": "8000000",</text:span></text:p>
      <text:p text:style-name="Preformatted_20_Text"><text:span text:style-name="Source_20_Text"><text:s text:c="2"/>"nonce": "0x0",</text:span></text:p>
      <text:p text:style-name="Preformatted_20_Text"><text:span text:style-name="Source_20_Text"><text:s text:c="2"/>"timestamp": "0x00"</text:span></text:p>
      <text:p text:style-name="P3"><text:span text:style-name="Source_20_Text">}</text:span></text:p>
      <text:p text:style-name="Preformatted_20_Text"><text:soft-page-break/><text:span text:style-name="Source_20_Text"># Paso 3: Iniciar el nodo</text:span></text:p>
      <text:p text:style-name="P3"><text:span text:style-name="Source_20_Text">besu --data-path=data --genesis-file=genesis.json --rpc-http-enabled --host-allowlist="*" --rpc-http-api=ETH,WEB3,NET</text:span></text:p>
      <text:p text:style-name="Horizontal_20_Line"/>
      <text:h text:style-name="Heading_20_3" text:outline-level="3">🧪 Probar la testnet</text:h>
      <text:p text:style-name="Text_20_body">Con Postman o Web3.js, prueba registrando un contenido:</text:p>
      <text:p text:style-name="Preformatted_20_Text"><text:span text:style-name="Source_20_Text">const Web3 = require("web3");</text:span></text:p>
      <text:p text:style-name="Preformatted_20_Text"><text:span text:style-name="Source_20_Text">const web3 = new Web3("http://localhost:8545");</text:span></text:p>
      <text:p text:style-name="Preformatted_20_Text"/>
      <text:p text:style-name="Preformatted_20_Text"><text:span text:style-name="Source_20_Text">const contentHash = web3.utils.sha3("Contenido de prueba");</text:span></text:p>
      <text:p text:style-name="Preformatted_20_Text"/>
      <text:p text:style-name="Preformatted_20_Text"><text:span text:style-name="Source_20_Text">// Ejemplo de smart contract para registrar contenido</text:span></text:p>
      <text:p text:style-name="Preformatted_20_Text"><text:span text:style-name="Source_20_Text">// (puedes desplegarlo con Remix o Truffle)</text:span></text:p>
      <text:p text:style-name="P3"/>
      <text:p text:style-name="Horizontal_20_Line"/>
      <text:h text:style-name="Heading_20_2" text:outline-level="2">✅ <text:span text:style-name="Strong_20_Emphasis">Parte 2: Plugin de WordPress – ContentShield BlockRegister</text:span></text:h>
      <text:h text:style-name="Heading_20_3" text:outline-level="3">🧩 Nombre del plugin</text:h>
      <text:p text:style-name="Text_20_body"><text:span text:style-name="Source_20_Text">ContentShield BlockRegister</text:span></text:p>
      <text:h text:style-name="Heading_20_3" text:outline-level="3">📦 Estructura básica</text:h>
      <text:p text:style-name="Preformatted_20_Text"><text:span text:style-name="Source_20_Text">wp-content/plugins/contentshield-blockregister/</text:span></text:p>
      <text:p text:style-name="Preformatted_20_Text"><text:span text:style-name="Source_20_Text">├── contentshield-blockregister.php</text:span></text:p>
      <text:p text:style-name="Preformatted_20_Text"><text:span text:style-name="Source_20_Text">├── admin/</text:span></text:p>
      <text:p text:style-name="Preformatted_20_Text"><text:span text:style-name="Source_20_Text">│ <text:s text:c="2"/>└── settings-page.php</text:span></text:p>
      <text:p text:style-name="Preformatted_20_Text"><text:span text:style-name="Source_20_Text">├── includes/</text:span></text:p>
      <text:p text:style-name="Preformatted_20_Text"><text:span text:style-name="Source_20_Text">│ <text:s text:c="2"/>└── register-on-chain.php</text:span></text:p>
      <text:p text:style-name="Preformatted_20_Text"><text:span text:style-name="Source_20_Text">└── assets/</text:span></text:p>
      <text:p text:style-name="P3"><text:span text:style-name="Source_20_Text"><text:s text:c="4"/>└── js / css</text:span></text:p>
      <text:p text:style-name="Horizontal_20_Line"/>
      <text:h text:style-name="Heading_20_3" text:outline-level="3">🧠 Función principal</text:h>
      <text:p text:style-name="Text_20_body">Al publicar una entrada:</text:p>
      <text:list text:style-name="L10">
        <text:list-item>
          <text:p text:style-name="P11">Captura el contenido, URL y metadatos</text:p>
        </text:list-item>
        <text:list-item>
          <text:p text:style-name="P11">Genera un hash SHA-256 del contenido</text:p>
        </text:list-item>
        <text:list-item>
          <text:p text:style-name="P11">Llama a tu API (intermediaria o directa) para registrar en la testnet</text:p>
        </text:list-item>
      </text:list>
      <text:p text:style-name="Horizontal_20_Line"/>
      <text:h text:style-name="Heading_20_3" text:outline-level="3">✍️ <text:span text:style-name="Source_20_Text">contentshield-blockregister.php</text:span> (simplificado)</text:h>
      <text:p text:style-name="Preformatted_20_Text"><text:span text:style-name="Source_20_Text">&lt;?php</text:span></text:p>
      <text:p text:style-name="Preformatted_20_Text"><text:span text:style-name="Source_20_Text">/**</text:span></text:p>
      <text:p text:style-name="Preformatted_20_Text"><text:span text:style-name="Source_20_Text"><text:s/>* Plugin Name: ContentShield BlockRegister</text:span></text:p>
      <text:p text:style-name="Preformatted_20_Text"><text:soft-page-break/><text:span text:style-name="Source_20_Text"><text:s/>* Description: Registra automáticamente contenido en blockchain al publicar.</text:span></text:p>
      <text:p text:style-name="Preformatted_20_Text"><text:span text:style-name="Source_20_Text"><text:s/>*/</text:span></text:p>
      <text:p text:style-name="Preformatted_20_Text"/>
      <text:p text:style-name="Preformatted_20_Text"><text:span text:style-name="Source_20_Text">add_action('save_post', 'cs_register_content_blockchain', 10, 3);</text:span></text:p>
      <text:p text:style-name="Preformatted_20_Text"/>
      <text:p text:style-name="Preformatted_20_Text"><text:span text:style-name="Source_20_Text">function cs_register_content_blockchain($post_ID, $post, $update) {</text:span></text:p>
      <text:p text:style-name="Preformatted_20_Text"><text:span text:style-name="Source_20_Text"><text:s text:c="4"/>if ($post-&gt;post_type !== 'post') return;</text:span></text:p>
      <text:p text:style-name="Preformatted_20_Text"/>
      <text:p text:style-name="Preformatted_20_Text"><text:span text:style-name="Source_20_Text"><text:s text:c="4"/>$content = strip_tags($post-&gt;post_content);</text:span></text:p>
      <text:p text:style-name="Preformatted_20_Text"><text:span text:style-name="Source_20_Text"><text:s text:c="4"/>$title = $post-&gt;post_title;</text:span></text:p>
      <text:p text:style-name="Preformatted_20_Text"><text:span text:style-name="Source_20_Text"><text:s text:c="4"/>$url = get_permalink($post_ID);</text:span></text:p>
      <text:p text:style-name="Preformatted_20_Text"/>
      <text:p text:style-name="Preformatted_20_Text"><text:span text:style-name="Source_20_Text"><text:s text:c="4"/>$payload = json_encode([</text:span></text:p>
      <text:p text:style-name="Preformatted_20_Text"><text:span text:style-name="Source_20_Text"><text:s text:c="8"/>'title' =&gt; $title,</text:span></text:p>
      <text:p text:style-name="Preformatted_20_Text"><text:span text:style-name="Source_20_Text"><text:s text:c="8"/>'url' =&gt; $url,</text:span></text:p>
      <text:p text:style-name="Preformatted_20_Text"><text:span text:style-name="Source_20_Text"><text:s text:c="8"/>'hash' =&gt; hash('sha256', $content),</text:span></text:p>
      <text:p text:style-name="Preformatted_20_Text"><text:span text:style-name="Source_20_Text"><text:s text:c="8"/>'timestamp' =&gt; current_time('Y-m-d H:i:s')</text:span></text:p>
      <text:p text:style-name="Preformatted_20_Text"><text:span text:style-name="Source_20_Text"><text:s text:c="4"/>]);</text:span></text:p>
      <text:p text:style-name="Preformatted_20_Text"/>
      <text:p text:style-name="Preformatted_20_Text"><text:span text:style-name="Source_20_Text"><text:s text:c="4"/>$api_url = 'http://localhost:3000/register'; // Tu middleware o nodo</text:span></text:p>
      <text:p text:style-name="Preformatted_20_Text"/>
      <text:p text:style-name="Preformatted_20_Text"><text:span text:style-name="Source_20_Text"><text:s text:c="4"/>wp_remote_post($api_url, [</text:span></text:p>
      <text:p text:style-name="Preformatted_20_Text"><text:span text:style-name="Source_20_Text"><text:s text:c="8"/>'headers' =&gt; ['Content-Type' =&gt; 'application/json'],</text:span></text:p>
      <text:p text:style-name="Preformatted_20_Text"><text:span text:style-name="Source_20_Text"><text:s text:c="8"/>'body' =&gt; $payload</text:span></text:p>
      <text:p text:style-name="Preformatted_20_Text"><text:span text:style-name="Source_20_Text"><text:s text:c="4"/>]);</text:span></text:p>
      <text:p text:style-name="P3"><text:span text:style-name="Source_20_Text">}</text:span></text:p>
      <text:p text:style-name="Horizontal_20_Line"/>
      <text:h text:style-name="Heading_20_2" text:outline-level="2">🌐 <text:span text:style-name="Strong_20_Emphasis">Middleware API opcional (Node.js)</text:span></text:h>
      <text:p text:style-name="Text_20_body">Este intermediario toma los datos del plugin y los firma en blockchain:</text:p>
      <text:p text:style-name="Preformatted_20_Text"><text:span text:style-name="Source_20_Text">// express + web3.js backend</text:span></text:p>
      <text:p text:style-name="Preformatted_20_Text"><text:span text:style-name="Source_20_Text">const express = require('express');</text:span></text:p>
      <text:p text:style-name="Preformatted_20_Text"><text:span text:style-name="Source_20_Text">const Web3 = require('web3');</text:span></text:p>
      <text:p text:style-name="Preformatted_20_Text"><text:span text:style-name="Source_20_Text">const app = express();</text:span></text:p>
      <text:p text:style-name="Preformatted_20_Text"><text:span text:style-name="Source_20_Text">app.use(express.json());</text:span></text:p>
      <text:p text:style-name="Preformatted_20_Text"/>
      <text:p text:style-name="Preformatted_20_Text"><text:span text:style-name="Source_20_Text">const web3 = new Web3("http://localhost:8545");</text:span></text:p>
      <text:p text:style-name="Preformatted_20_Text"><text:span text:style-name="Source_20_Text">const account = web3.eth.accounts.privateKeyToAccount(process.env.PRIVATE_KEY);</text:span></text:p>
      <text:p text:style-name="Preformatted_20_Text"><text:span text:style-name="Source_20_Text">web3.eth.accounts.wallet.add(account);</text:span></text:p>
      <text:p text:style-name="Preformatted_20_Text"/>
      <text:p text:style-name="Preformatted_20_Text"><text:span text:style-name="Source_20_Text">app.post('/register', async (req, res) =&gt; {</text:span></text:p>
      <text:p text:style-name="Preformatted_20_Text"><text:span text:style-name="Source_20_Text"><text:s text:c="2"/>const { title, url, hash, timestamp } = req.body;</text:span></text:p>
      <text:p text:style-name="Preformatted_20_Text"/>
      <text:p text:style-name="Preformatted_20_Text"><text:span text:style-name="Source_20_Text"><text:s text:c="2"/>// (Usar contrato desplegado previamente)</text:span></text:p>
      <text:p text:style-name="Preformatted_20_Text"><text:span text:style-name="Source_20_Text"><text:s text:c="2"/>const tx = await contract.methods</text:span></text:p>
      <text:p text:style-name="Preformatted_20_Text"><text:span text:style-name="Source_20_Text"><text:s text:c="4"/>.registerContent(hash, url, timestamp)</text:span></text:p>
      <text:p text:style-name="Preformatted_20_Text"><text:span text:style-name="Source_20_Text"><text:s text:c="4"/>.send({ from: account.address });</text:span></text:p>
      <text:p text:style-name="Preformatted_20_Text"/>
      <text:p text:style-name="Preformatted_20_Text"><text:span text:style-name="Source_20_Text"><text:s text:c="2"/>res.json({ status: 'ok', txHash: tx.transactionHash });</text:span></text:p>
      <text:p text:style-name="Preformatted_20_Text"><text:span text:style-name="Source_20_Text">});</text:span></text:p>
      <text:p text:style-name="Preformatted_20_Text"/>
      <text:p text:style-name="P3"><text:span text:style-name="Source_20_Text">app.listen(3000);</text:span></text:p>
      <text:p text:style-name="Horizontal_20_Line"/>
      <text:h text:style-name="Heading_20_2" text:outline-level="2">✅ Resultado final esperado</text:h>
      <text:list text:style-name="L11">
        <text:list-item>
          <text:p text:style-name="P12">Publicas una entrada en WordPress</text:p>
        </text:list-item>
        <text:list-item>
          <text:p text:style-name="P12"><text:soft-page-break/>El plugin calcula el hash y lo envía al nodo</text:p>
        </text:list-item>
        <text:list-item>
          <text:p text:style-name="P12">Se registra en la blockchain testnet</text:p>
        </text:list-item>
        <text:list-item>
          <text:p text:style-name="P12">Devuelve un ID + certificado de verificación</text:p>
        </text:list-item>
      </text:list>
      <text:p text:style-name="Horizontal_20_Line"/>
      <text:h text:style-name="Heading_20_2" text:outline-level="2">🧱 Próximos pasos</text:h>
      <text:list text:style-name="L12">
        <text:list-item>
          <text:p text:style-name="P13">Integrar con MetaMask o wallet ligera si se requiere firma del autor</text:p>
        </text:list-item>
        <text:list-item>
          <text:p text:style-name="P13">Generar un <text:span text:style-name="Strong_20_Emphasis">PDF certificado</text:span> o badge de “contenido registrado”</text:p>
        </text:list-item>
        <text:list-item>
          <text:p text:style-name="P13">Diseñar un <text:span text:style-name="Strong_20_Emphasis">explorador de bloques personalizado</text:span></text:p>
        </text:list-item>
        <text:list-item>
          <text:p text:style-name="P13">Expandir a una red de nodos PoA más distribuida (socios, ONGs, universidades)</text:p>
        </text:list-item>
      </text:list>
      <text:p text:style-name="Horizontal_20_Line"/>
      <text:p text:style-name="Text_20_body">¿Quieres que te prepare el código base del contrato inteligente también o la interfaz web para que el usuario vea sus registros?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13:30:36.392000000</meta:creation-date>
    <dc:date>2025-06-14T13:33:17.289000000</dc:date>
    <meta:editing-duration>PT2M42S</meta:editing-duration>
    <meta:editing-cycles>1</meta:editing-cycles>
    <meta:document-statistic meta:table-count="1" meta:image-count="0" meta:object-count="0" meta:page-count="7" meta:paragraph-count="198" meta:word-count="1144" meta:character-count="7961" meta:non-whitespace-character-count="6902"/>
    <meta:generator>LibreOffice/24.8.7.2$Windows_X86_64 LibreOffice_project/e07d0a63a46349d29051da79b1fde8160bab2a89</meta:generator>
  </office:meta>
</office:document-meta>
</file>